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ff3333" fo:font-style="italic" fo:background-color="#ffff00" style:font-style-asian="italic" style:font-style-complex="italic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nyDbContextScaffold useage example</text:p>
      <text:p text:style-name="Standard"/>
      <text:p text:style-name="Standard">This is a sample project that use PonyDbContextScaffold EF Core <text:span text:style-name="T1">DbContext</text:span> Scaffolding.</text:p>
      <text:p text:style-name="Standard"/>
      <text:p text:style-name="P4">Step One : <text:s/>Enable Standard EF Core DbContextScaffold</text:p>
      <text:p text:style-name="P4"/>
      <text:p text:style-name="Standard">Add reference to Microsoft.EntityFrameworkCore.Design</text:p>
      <text:p text:style-name="Standard">Add reference Microsoft.EntityFrameworkCore.Sqlite </text:p>
      <text:p text:style-name="Standard"/>
      <text:p text:style-name="Standard">Edit project file : </text:p>
      <text:p text:style-name="Standard"><text:s text:c="2"/>change from </text:p>
      <text:p text:style-name="P1"><text:span text:style-name="T2"><text:s text:c="3"/>&lt;</text:span><text:span text:style-name="T3">PackageReference</text:span><text:span text:style-name="T2"> </text:span><text:span text:style-name="T4">Include</text:span><text:span text:style-name="T2">=</text:span><text:span text:style-name="T5">"</text:span><text:span text:style-name="T2">Microsoft.EntityFrameworkCore.Design</text:span><text:span text:style-name="T5">"</text:span><text:span text:style-name="T2"> </text:span><text:span text:style-name="T4">Version</text:span><text:span text:style-name="T2">=</text:span><text:span text:style-name="T5">"</text:span><text:span text:style-name="T2">5.0.0</text:span><text:span text:style-name="T5">"</text:span><text:span text:style-name="T2">&gt;</text:span></text:p>
      <text:p text:style-name="P1"><text:span text:style-name="T2"><text:s text:c="6"/>&lt;</text:span><text:span text:style-name="T3">PrivateAssets</text:span><text:span text:style-name="T2">&gt;</text:span><text:span text:style-name="T5">all</text:span><text:span text:style-name="T2">&lt;/</text:span><text:span text:style-name="T3">PrivateAssets</text:span><text:span text:style-name="T2">&gt;</text:span></text:p>
      <text:p text:style-name="P1"><text:span text:style-name="T2"><text:s text:c="6"/>&lt;</text:span><text:span text:style-name="T3">IncludeAssets</text:span><text:span text:style-name="T2">&gt;</text:span><text:span text:style-name="T5">runtime; build; native; contentfiles; analyzers; buildtransitive</text:span><text:span text:style-name="T2">&lt;/</text:span><text:span text:style-name="T3">IncludeAssets</text:span><text:span text:style-name="T2">&gt;</text:span></text:p>
      <text:p text:style-name="P1"><text:span text:style-name="T2"><text:s text:c="4"/>&lt;/</text:span><text:span text:style-name="T3">PackageReference</text:span><text:span text:style-name="T2">&gt;</text:span></text:p>
      <text:p text:style-name="Standard"/>
      <text:p text:style-name="Standard">to</text:p>
      <text:p text:style-name="Standard"/>
      <text:p text:style-name="P1"><text:span text:style-name="T2"><text:s text:c="3"/>&lt;</text:span><text:span text:style-name="T3">PackageReference</text:span><text:span text:style-name="T2"> </text:span><text:span text:style-name="T4">Include</text:span><text:span text:style-name="T2">=</text:span><text:span text:style-name="T5">"</text:span><text:span text:style-name="T2">Microsoft.EntityFrameworkCore.Design</text:span><text:span text:style-name="T5">"</text:span><text:span text:style-name="T2"> </text:span><text:span text:style-name="T4">Version</text:span><text:span text:style-name="T2">=</text:span><text:span text:style-name="T5">"</text:span><text:span text:style-name="T2">5.0.0</text:span><text:span text:style-name="T5">"</text:span><text:span text:style-name="T2">&gt;</text:span></text:p>
      <text:p text:style-name="P1"><text:span text:style-name="T2"><text:s text:c="6"/>&lt;</text:span><text:span text:style-name="T3">PrivateAssets</text:span><text:span text:style-name="T2">&gt;</text:span><text:span text:style-name="T5">all</text:span><text:span text:style-name="T2">&lt;/</text:span><text:span text:style-name="T3">PrivateAssets</text:span><text:span text:style-name="T2">&gt;</text:span></text:p>
      <text:p text:style-name="P1"><text:span text:style-name="T2"><text:s text:c="3"/>&lt;/</text:span><text:span text:style-name="T3">PackageReference</text:span><text:span text:style-name="T2">&gt;</text:span></text:p>
      <text:p text:style-name="Standard"/>
      <text:p text:style-name="Standard"/>
      <text:p text:style-name="Standard"/>
      <text:p text:style-name="Standard">open Nuget Package Manager or command prompt, and execute </text:p>
      <text:p text:style-name="Standard"/>
      <text:p text:style-name="P2">dotnet ef <text:s/>dbcontext scaffold "DataSource=TestDataBase\movies.db" Microsoft.EntityFrameworkCore.SQLite --output-dir GeneratedCodeStd --data-annotations --force <text:s/>--use-database-names </text:p>
      <text:p text:style-name="P2"/>
      <text:p text:style-name="P2"/>
      <text:p text:style-name="P3">At this time it will generated code as standard EF Core would</text:p>
      <text:p text:style-name="P3"/>
      <text:p text:style-name="P2"/>
      <text:p text:style-name="Standard"><text:span text:style-name="T7">Step 2 : Use custom Code Gen</text:span></text:p>
      <text:p text:style-name="P4"/>
      <text:p text:style-name="Standard">Add reference to PonyDbContextScaffold package (check preleased)</text:p>
      <text:p text:style-name="P2">Add reference to Microsoft.EntityFrameworkCore</text:p>
      <text:p text:style-name="P2"/>
      <text:p text:style-name="P2"/>
      <text:p text:style-name="P2">Add a class that implement <text:span text:style-name="T5">IdesignTimeServices <text:s/>as in </text:span>ScaffoldCustomizationExample.cs </text:p>
      <text:p text:style-name="P2"/>
      <text:p text:style-name="P2">A sample t4 based code generator is in </text:p>
      <text:p text:style-name="P2"/>
      <text:p text:style-name="P2">SampleGeneratorPartial.cs</text:p>
      <text:p text:style-name="P2">SampleGenerator.tt</text:p>
      <text:p text:style-name="P2"/>
      <text:p text:style-name="P2"/>
      <text:p text:style-name="P2"/>
      <text:p text:style-name="P2"/>
      <text:p text:style-name="P2">Execute the following command </text:p>
      <text:p text:style-name="P2"><text:soft-page-break/></text:p>
      <text:p text:style-name="P2">dotnet ef <text:s/>dbcontext scaffold "DataSource=TestDataBase\movies.db" Microsoft.EntityFrameworkCore.SQLite --output-dir GeneratedCodeCustom --data-annotations --force <text:s/>--use-database-names </text:p>
      <text:p text:style-name="P2"/>
      <text:p text:style-name="P2">And the generated code will be in <text:s/>GeneratedCodeCusto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1S</meta:editing-duration>
    <meta:editing-cycles>14</meta:editing-cycles>
    <meta:generator>OpenOffice/4.1.7$Win32 OpenOffice.org_project/417m1$Build-9800</meta:generator>
    <dc:date>2020-12-16T11:39:57</dc:date>
    <dc:creator>Jeffrey Yang</dc:creator>
    <meta:document-statistic meta:table-count="0" meta:image-count="0" meta:object-count="0" meta:page-count="2" meta:paragraph-count="28" meta:word-count="153" meta:character-count="1585"/>
    <meta:user-defined meta:name="Info 1"/>
    <meta:user-defined meta:name="Info 2"/>
    <meta:user-defined meta:name="Info 3"/>
    <meta:user-defined meta:name="Info 4"/>
  </office:meta>
</office:document-meta>
</file>